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inner (LVGL)5" text:continue-numbering="true" text:continue-list="list_Spinner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inner (LVGL)6" text:continue-numbering="true" text:continue-list="list_Spinner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inner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8" text:continue-numbering="true" text:continue-list="list_Spinner (LVG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9" text:continue-numbering="true" text:continue-list="list_Spinner (LVG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ner (LVGL)10" text:continue-numbering="true" text:continue-list="list_Spinner (LVG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11" text:continue-numbering="true" text:continue-list="list_Spinner (LVG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3" text:continue-numbering="true" text:continue-list="list_Spinner (LVG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4" text:continue-numbering="true" text:continue-list="list_Spinner (LVG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6" text:continue-numbering="true" text:continue-list="list_Spinner (LVG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7" text:continue-numbering="true" text:continue-list="list_Spinner (LVG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9" text:continue-numbering="true" text:continue-list="list_Spinner (LVG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20" text:continue-numbering="true" text:continue-list="list_Spinner (LVG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LVGL)22" text:continue-numbering="true" text:continue-list="list_Spinner (LVGL)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23" text:continue-numbering="true" text:continue-list="list_Spinner (LVG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4" text:continue-numbering="true" text:continue-list="list_Spinner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5" text:continue-numbering="true" text:continue-list="list_Spinner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6" text:continue-numbering="true" text:continue-list="list_Spinner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7" text:continue-numbering="true" text:continue-list="list_Spinner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28" text:continue-numbering="true" text:continue-list="list_Spinner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29" text:continue-numbering="true" text:continue-list="list_Spinner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30" text:continue-numbering="true" text:continue-list="list_Spinner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31" text:continue-numbering="true" text:continue-list="list_Spinner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32" text:continue-numbering="true" text:continue-list="list_Spinner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33" text:continue-numbering="true" text:continue-list="list_Spinner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4" text:continue-numbering="true" text:continue-list="list_Spinner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5" text:continue-numbering="true" text:continue-list="list_Spinner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6" text:continue-numbering="true" text:continue-list="list_Spinner (LVG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7" text:continue-numbering="true" text:continue-list="list_Spinner (LVG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38" text:continue-numbering="true" text:continue-list="list_Spinner (LVG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39" text:continue-numbering="true" text:continue-list="list_Spinner (LVG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40" text:continue-numbering="true" text:continue-list="list_Spinner (LVG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41" text:continue-numbering="true" text:continue-list="list_Spinner (LVG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42" text:continue-numbering="true" text:continue-list="list_Spinner (LVG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3" text:continue-numbering="true" text:continue-list="list_Spinner (LVG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4" text:continue-numbering="true" text:continue-list="list_Spinner (LVG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5" text:continue-numbering="true" text:continue-list="list_Spinner (LVG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ner (LVGL)46" text:continue-numbering="true" text:continue-list="list_Spinner (LVG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ner (LVG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ner (LVGL)48" text:continue-numbering="true" text:continue-list="list_Spinner (LVG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ner (LVG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inner (LVGL)50" text:continue-numbering="true" text:continue-list="list_Spinner (LVGL)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ner (LVGL)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inner (LVGL)52" text:continue-numbering="true" text:continue-list="list_Spinner (LVGL)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ner (LVGL)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54" text:continue-numbering="true" text:continue-list="list_Spinner (LVG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55" text:continue-numbering="true" text:continue-list="list_Spinner (LVG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56" text:continue-numbering="true" text:continue-list="list_Spinner (LVG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57" text:continue-numbering="true" text:continue-list="list_Spinner (LVG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58" text:continue-numbering="true" text:continue-list="list_Spinner (LVG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59" text:continue-numbering="true" text:continue-list="list_Spinner (LVGL)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ner (LVGL)60" text:continue-numbering="true" text:continue-list="list_Spinner (LVGL)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61" text:continue-numbering="true" text:continue-list="list_Spinner (LVGL)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63" text:continue-numbering="true" text:continue-list="list_Spinner (LVGL)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64" text:continue-numbering="true" text:continue-list="list_Spinner (LVGL)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65" text:continue-numbering="true" text:continue-list="list_Spinner (LVGL)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6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